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ettrGoth12 BT" svg:font-family="'LettrGoth12 BT'"/>
    <style:font-face style:name="LettrGoth12 BT1" svg:font-family="'LettrGoth12 BT'" style:font-family-generic="moder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6.79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ateTes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 style:data-style-name="N127">
      <style:table-cell-properties style:rotation-align="none"/>
    </style:style>
    <style:style style:name="ce2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LettrGoth12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ettrGoth12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justify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ettrGoth12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145">
      <style:table-cell-properties style:text-align-source="fix" style:repeat-content="false" fo:wrap-option="wrap" style:direction="ltr" style:rotation-angle="0" style:rotation-align="none" style:shrink-to-fit="false" style:vertical-align="justify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LettrGoth12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eTest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date" office:date-value="2008-08-08" calcext:value-type="date">
            <text:p>8-Aug</text:p>
          </table:table-cell>
          <table:table-cell table:style-name="ce5" office:value-type="date" office:date-value="2008-08-08" calcext:value-type="date">
            <text:p>20080808</text:p>
          </table:table-cell>
          <table:table-cell table:style-name="ce11" office:value-type="date" office:date-value="2008-08-08" calcext:value-type="date">
            <text:p>8/8/2008</text:p>
          </table:table-cell>
          <table:table-cell table:style-name="ce15" office:value-type="date" office:date-value="2008-08-08" calcext:value-type="date">
            <text:p>08/08/2008</text:p>
          </table:table-cell>
          <table:table-cell table:style-name="ce19" office:value-type="string" calcext:value-type="string">
            <text:p>08 Aug 2008</text:p>
          </table:table-cell>
          <table:table-cell table:number-columns-repeated="59"/>
        </table:table-row>
        <table:table-row table:style-name="ro1">
          <table:table-cell table:style-name="ce1" office:value-type="date" office:date-value="2008-08-12" calcext:value-type="date">
            <text:p>12-Aug</text:p>
          </table:table-cell>
          <table:table-cell table:style-name="ce6" office:value-type="date" office:date-value="2008-08-12" calcext:value-type="date">
            <text:p>20080812</text:p>
          </table:table-cell>
          <table:table-cell table:style-name="ce12" office:value-type="date" office:date-value="2008-08-12" calcext:value-type="date">
            <text:p>8/12/2008</text:p>
          </table:table-cell>
          <table:table-cell table:style-name="ce16" office:value-type="date" office:date-value="2008-08-12" calcext:value-type="date">
            <text:p>08/12/2008</text:p>
          </table:table-cell>
          <table:table-cell table:style-name="ce19" office:value-type="string" calcext:value-type="string">
            <text:p>12 Aug 2008</text:p>
          </table:table-cell>
          <table:table-cell table:number-columns-repeated="59"/>
        </table:table-row>
        <table:table-row table:style-name="ro1">
          <table:table-cell table:style-name="ce1" office:value-type="date" office:date-value="2008-12-08" calcext:value-type="date">
            <text:p>8-Dec</text:p>
          </table:table-cell>
          <table:table-cell table:style-name="ce7" office:value-type="date" office:date-value="2008-12-08" calcext:value-type="date">
            <text:p>20081208</text:p>
          </table:table-cell>
          <table:table-cell table:style-name="ce4" office:value-type="date" office:date-value="2008-12-08" calcext:value-type="date">
            <text:p>12/8/2008</text:p>
          </table:table-cell>
          <table:table-cell table:style-name="ce17" office:value-type="date" office:date-value="2008-12-08" calcext:value-type="date">
            <text:p>12/08/2008</text:p>
          </table:table-cell>
          <table:table-cell table:style-name="ce19" office:value-type="string" calcext:value-type="string">
            <text:p>08 Dec 2008</text:p>
          </table:table-cell>
          <table:table-cell table:number-columns-repeated="59"/>
        </table:table-row>
        <table:table-row table:style-name="ro1">
          <table:table-cell table:style-name="ce1" office:value-type="date" office:date-value="2008-08-13" calcext:value-type="date">
            <text:p>13-Aug</text:p>
          </table:table-cell>
          <table:table-cell table:style-name="ce8" office:value-type="date" office:date-value="2008-08-13" calcext:value-type="date">
            <text:p>20080813</text:p>
          </table:table-cell>
          <table:table-cell table:style-name="ce13" office:value-type="date" office:date-value="2008-08-13" calcext:value-type="date">
            <text:p>8/13/2008</text:p>
          </table:table-cell>
          <table:table-cell table:style-name="ce18" office:value-type="date" office:date-value="2008-08-13" calcext:value-type="date">
            <text:p>08/13/2008</text:p>
          </table:table-cell>
          <table:table-cell table:style-name="ce19" office:value-type="string" calcext:value-type="string">
            <text:p>13 Aug 2008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 table:number-columns-spanned="2" table:number-rows-spanned="1">
            <text:p>Locale settings on this PC</text:p>
          </table:table-cell>
          <table:covered-table-cell table:style-name="ce9"/>
          <table:table-cell table:number-columns-repeated="62"/>
        </table:table-row>
        <table:table-row table:style-name="ro1">
          <table:table-cell table:style-name="ce3" office:value-type="string" calcext:value-type="string">
            <text:p>Short: dd-MM-yyyy</text:p>
          </table:table-cell>
          <table:table-cell table:style-name="ce3" office:value-type="string" calcext:value-type="string">
            <text:p>Long: ddd, dd MMM yyyy</text:p>
          </table:table-cell>
          <table:table-cell table:style-name="ce3" office:value-type="string" calcext:value-type="string">
            <text:p>Default format 0x0E</text:p>
          </table:table-cell>
          <table:table-cell table:number-columns-repeated="61"/>
        </table:table-row>
        <table:table-row table:style-name="ro1">
          <table:table-cell table:style-name="ce4" office:value-type="date" office:date-value="2008-08-13" calcext:value-type="date">
            <text:p>8/13/2008</text:p>
          </table:table-cell>
          <table:table-cell table:style-name="ce10" office:value-type="date" office:date-value="2008-08-13" calcext:value-type="date">
            <text:p>Wed, 13 Aug 2008</text:p>
          </table:table-cell>
          <table:table-cell table:style-name="ce14" office:value-type="date" office:date-value="2008-08-13" calcext:value-type="date">
            <text:p>8/13/08</text:p>
          </table:table-cell>
          <table:table-cell table:number-columns-repeated="61"/>
        </table:table-row>
        <table:table-row table:style-name="ro2" table:number-rows-repeated="104856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ettrGoth12 BT" svg:font-family="'LettrGoth12 BT'"/>
    <style:font-face style:name="LettrGoth12 BT1" svg:font-family="'LettrGoth12 BT'" style:font-family-generic="moder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month number:style="long"/>
      <number:day number:style="long"/>
    </number:date-style>
    <number:date-style style:name="N145">
      <number:month number:style="long"/>
      <number:text>/</number:text>
      <number:day number:style="long"/>
      <number:text>/</number:text>
      <number:year number:style="long"/>
    </number:date-style>
    <number:date-style style:name="N146">
      <number:day-of-week/>
      <number:text>, </number:text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LettrGoth12 BT" fo:font-family="'LettrGoth12 BT'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eTest" style:display-name="PageStyle_Date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.Merijn Brand</meta:initial-creator>
    <dc:creator> </dc:creator>
    <meta:creation-date>2008-08-29T07:34:59</meta:creation-date>
    <dc:date>2009-01-05T15:17:51</dc:date>
    <meta:generator>LibreOffice/7.0.0.0.beta2$Linux_X86_64 LibreOffice_project/00$Build-0</meta:generator>
    <meta:document-statistic meta:table-count="1" meta:cell-count="27" meta:object-count="0"/>
    <meta:user-defined meta:name="AppVersion">12.0000</meta:user-defined>
    <meta:user-defined meta:name="Company">PROCURA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